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arial" svg:font-family="arial" style:font-family-generic="swiss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19.6cm" style:rel-column-width="10658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A2" style:family="table-cell">
      <style:table-cell-properties style:vertical-align="middle"/>
    </style:style>
    <style:style style:name="Tabela1" style:family="table">
      <style:table-properties style:width="19.6cm" style:rel-width="100%" fo:margin-left="0cm" table:align="left" style:may-break-between-rows="false"/>
    </style:style>
    <style:style style:name="Tabela1.A" style:family="table-column">
      <style:table-column-properties style:column-width="11.77cm" style:rel-column-width="6673*"/>
    </style:style>
    <style:style style:name="Tabela1.B" style:family="table-column">
      <style:table-column-properties style:column-width="2.168cm" style:rel-column-width="1229*"/>
    </style:style>
    <style:style style:name="Tabela1.C" style:family="table-column">
      <style:table-column-properties style:column-width="5.662cm" style:rel-column-width="3210*"/>
    </style:style>
    <style:style style:name="Tabela1.A1" style:family="table-cell">
      <style:table-cell-properties fo:padding="0cm" fo:border="none"/>
    </style:style>
    <style:style style:name="Tabela2" style:family="table">
      <style:table-properties style:width="11.77cm" style:rel-width="100%" table:align="left"/>
    </style:style>
    <style:style style:name="Tabela2.A" style:family="table-column">
      <style:table-column-properties style:column-width="4.907cm" style:rel-column-width="2670*"/>
    </style:style>
    <style:style style:name="Tabela2.B" style:family="table-column">
      <style:table-column-properties style:column-width="6.863cm" style:rel-column-width="3735*"/>
    </style:style>
    <style:style style:name="Tabela2.1" style:family="table-row">
      <style:table-row-properties fo:keep-together="always"/>
    </style:style>
    <style:style style:name="Tabela2.A1" style:family="table-cell">
      <style:table-cell-properties fo:background-color="#eeeeee" fo:padding="0.097cm" fo:border="none">
        <style:background-image/>
      </style:table-cell-properties>
    </style:style>
    <style:style style:name="Tabela2.B1" style:family="table-cell">
      <style:table-cell-properties fo:padding="0.097cm" fo:border="none"/>
    </style:style>
    <style:style style:name="Tabela2.B2" style:family="table-cell">
      <style:table-cell-properties fo:padding="0.097cm" fo:border="none"/>
    </style:style>
    <style:style style:name="Tabela2.B3" style:family="table-cell">
      <style:table-cell-properties fo:padding="0.097cm" fo:border="none"/>
    </style:style>
    <style:style style:name="Tabela2.B4" style:family="table-cell">
      <style:table-cell-properties fo:padding="0.097cm" fo:border="none"/>
    </style:style>
    <style:style style:name="Tabela2.B5" style:family="table-cell">
      <style:table-cell-properties fo:padding="0.097cm" fo:border="none"/>
    </style:style>
    <style:style style:name="Tabela2.B6" style:family="table-cell">
      <style:table-cell-properties fo:padding="0.097cm" fo:border="none"/>
    </style:style>
    <style:style style:name="Tabela2.B7" style:family="table-cell">
      <style:table-cell-properties fo:padding="0.097cm" fo:border="none"/>
    </style:style>
    <style:style style:name="Tabela2.B8" style:family="table-cell">
      <style:table-cell-properties fo:padding="0.097cm" fo:border="none"/>
    </style:style>
    <style:style style:name="Tabela2.B9" style:family="table-cell">
      <style:table-cell-properties fo:padding="0.097cm" fo:border="none"/>
    </style:style>
    <style:style style:name="Tabela2.B10" style:family="table-cell">
      <style:table-cell-properties fo:padding="0.097cm" fo:border="none"/>
    </style:style>
    <style:style style:name="Tabela2.B11" style:family="table-cell">
      <style:table-cell-properties fo:padding="0.097cm" fo:border="none"/>
    </style:style>
    <style:style style:name="Tabela2" style:family="table">
      <style:table-properties style:width="11.77cm" style:rel-width="100%" table:align="left"/>
    </style:style>
    <style:style style:name="Tabela2.A" style:family="table-column">
      <style:table-column-properties style:column-width="4.907cm" style:rel-column-width="2670*"/>
    </style:style>
    <style:style style:name="Tabela2.B" style:family="table-column">
      <style:table-column-properties style:column-width="6.863cm" style:rel-column-width="3735*"/>
    </style:style>
    <style:style style:name="Tabela2.1" style:family="table-row">
      <style:table-row-properties fo:keep-together="always"/>
    </style:style>
    <style:style style:name="Tabela2.A1" style:family="table-cell">
      <style:table-cell-properties fo:background-color="#eeeeee" fo:padding="0.097cm" fo:border="none">
        <style:background-image/>
      </style:table-cell-properties>
    </style:style>
    <style:style style:name="Tabela2.B1" style:family="table-cell">
      <style:table-cell-properties fo:padding="0.097cm" fo:border="none"/>
    </style:style>
    <style:style style:name="Tabela2.B2" style:family="table-cell">
      <style:table-cell-properties fo:padding="0.097cm" fo:border="none"/>
    </style:style>
    <style:style style:name="Tabela2.B3" style:family="table-cell">
      <style:table-cell-properties fo:padding="0.097cm" fo:border="none"/>
    </style:style>
    <style:style style:name="Tabela2.B4" style:family="table-cell">
      <style:table-cell-properties fo:padding="0.097cm" fo:border="none"/>
    </style:style>
    <style:style style:name="Tabela2.B5" style:family="table-cell">
      <style:table-cell-properties fo:padding="0.097cm" fo:border="none"/>
    </style:style>
    <style:style style:name="Tabela2.B6" style:family="table-cell">
      <style:table-cell-properties fo:padding="0.097cm" fo:border="none"/>
    </style:style>
    <style:style style:name="Tabela2.B7" style:family="table-cell">
      <style:table-cell-properties fo:padding="0.097cm" fo:border="none"/>
    </style:style>
    <style:style style:name="Tabela2.B8" style:family="table-cell">
      <style:table-cell-properties fo:padding="0.097cm" fo:border="none"/>
    </style:style>
    <style:style style:name="Tabela2.B9" style:family="table-cell">
      <style:table-cell-properties fo:padding="0.097cm" fo:border="none"/>
    </style:style>
    <style:style style:name="Tabela2.B10" style:family="table-cell">
      <style:table-cell-properties fo:padding="0.097cm" fo:border="none"/>
    </style:style>
    <style:style style:name="Tabela2.B11" style:family="table-cell">
      <style:table-cell-properties fo:padding="0.097cm" fo:border="none"/>
    </style:style>
    <style:style style:name="Tabela3" style:family="table">
      <style:table-properties style:width="19.6cm" style:rel-width="100%" table:align="left"/>
    </style:style>
    <style:style style:name="Tabela3.A" style:family="table-column">
      <style:table-column-properties style:column-width="2.91cm" style:rel-column-width="1650*"/>
    </style:style>
    <style:style style:name="Tabela3.B" style:family="table-column">
      <style:table-column-properties style:column-width="8.281cm" style:rel-column-width="4695*"/>
    </style:style>
    <style:style style:name="Tabela3.C" style:family="table-column">
      <style:table-column-properties style:column-width="1.217cm" style:rel-column-width="690*"/>
    </style:style>
    <style:style style:name="Tabela3.D" style:family="table-column">
      <style:table-column-properties style:column-width="1.231cm" style:rel-column-width="698*"/>
    </style:style>
    <style:style style:name="Tabela3.E" style:family="table-column">
      <style:table-column-properties style:column-width="2.552cm" style:rel-column-width="1447*"/>
    </style:style>
    <style:style style:name="Tabela3.F" style:family="table-column">
      <style:table-column-properties style:column-width="3.408cm" style:rel-column-width="1932*"/>
    </style:style>
    <style:style style:name="Tabela3.1" style:family="table-row">
      <style:table-row-properties fo:keep-together="always"/>
    </style:style>
    <style:style style:name="Tabela3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E2" style:family="table-cell">
      <style:table-cell-properties fo:padding="0.097cm" fo:border-left="0.05pt solid #000000" fo:border-right="none" fo:border-top="none" fo:border-bottom="0.05pt solid #000000"/>
    </style:style>
    <style:style style:name="Tabe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none" fo:border-top="none" fo:border-bottom="0.05pt solid #000000"/>
    </style:style>
    <style:style style:name="Tabela3.E3" style:family="table-cell">
      <style:table-cell-properties fo:padding="0.097cm" fo:border-left="0.05pt solid #000000" fo:border-right="none" fo:border-top="none" fo:border-bottom="0.05pt solid #000000"/>
    </style:style>
    <style:style style:name="Tabe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3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3.C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ela3.D4" style:family="table-cell">
      <style:table-cell-properties style:vertical-align="bottom" fo:padding="0.049cm" fo:border-left="none" fo:border-right="none" fo:border-top="none" fo:border-bottom="0.05pt solid #000000"/>
    </style:style>
    <style:style style:name="Tabela3.E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3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none" fo:border-top="none" fo:border-bottom="0.05pt solid #000000"/>
    </style:style>
    <style:style style:name="Tabela3.E5" style:family="table-cell">
      <style:table-cell-properties fo:padding="0.097cm" fo:border-left="0.05pt solid #000000" fo:border-right="none" fo:border-top="none" fo:border-bottom="0.05pt solid #000000"/>
    </style:style>
    <style:style style:name="Tabela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none" fo:border-top="none" fo:border-bottom="0.05pt solid #000000"/>
    </style:style>
    <style:style style:name="Tabela3.D6" style:family="table-cell">
      <style:table-cell-properties fo:padding="0.097cm" fo:border-left="0.05pt solid #000000" fo:border-right="none" fo:border-top="none" fo:border-bottom="0.05pt solid #000000"/>
    </style:style>
    <style:style style:name="Tabela3.E6" style:family="table-cell">
      <style:table-cell-properties fo:padding="0.097cm" fo:border-left="0.05pt solid #000000" fo:border-right="none" fo:border-top="none" fo:border-bottom="0.05pt solid #000000"/>
    </style:style>
    <style:style style:name="Tabela3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9.6cm" style:rel-width="100%" table:align="left" style:may-break-between-rows="false"/>
    </style:style>
    <style:style style:name="Tableau7.A" style:family="table-column">
      <style:table-column-properties style:column-width="2.508cm" style:rel-column-width="1364*"/>
    </style:style>
    <style:style style:name="Tableau7.B" style:family="table-column">
      <style:table-column-properties style:column-width="17.092cm" style:rel-column-width="9294*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Header">
      <style:text-properties style:font-name="Arial" fo:font-size="10pt" officeooo:rsid="000d9e36" officeooo:paragraph-rsid="01d17dbb" style:font-size-asian="10pt" style:font-size-complex="10pt"/>
    </style:style>
    <style:style style:name="P3" style:family="paragraph" style:parent-style-name="Table_20_Contents">
      <style:text-properties style:font-name="Arial" fo:font-size="11pt" officeooo:rsid="0038d0c1" officeooo:paragraph-rsid="01ca0b28" style:font-size-asian="11pt" style:font-size-complex="11pt"/>
    </style:style>
    <style:style style:name="P4" style:family="paragraph" style:parent-style-name="Table_20_Contents">
      <style:text-properties style:font-name="Arial" fo:font-size="11pt" officeooo:rsid="0129bbad" officeooo:paragraph-rsid="01ca0b28" style:font-size-asian="11pt" style:font-size-complex="11pt"/>
    </style:style>
    <style:style style:name="P5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6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18e9f9c" style:font-size-asian="11pt" style:font-size-complex="11pt"/>
    </style:style>
    <style:style style:name="P7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1f4687c" style:font-size-asian="11pt" style:font-size-complex="11pt"/>
    </style:style>
    <style:style style:name="P8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1f7630d" style:font-size-asian="11pt" style:font-size-complex="11pt"/>
    </style:style>
    <style:style style:name="P9" style:family="paragraph" style:parent-style-name="Table_20_Contents">
      <style:text-properties style:font-name="Arial" fo:font-size="11pt" officeooo:paragraph-rsid="01ca0b28" style:font-size-asian="11pt" style:font-size-complex="11pt"/>
    </style:style>
    <style:style style:name="P10" style:family="paragraph" style:parent-style-name="Standard">
      <style:text-properties fo:font-size="4pt" officeooo:paragraph-rsid="0007d180" style:font-size-asian="3.5pt" style:font-size-complex="4pt"/>
    </style:style>
    <style:style style:name="P11" style:family="paragraph" style:parent-style-name="Header">
      <style:paragraph-properties fo:text-align="center" style:justify-single-word="false"/>
      <style:text-properties officeooo:paragraph-rsid="01d17dbb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762afc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f8bec7"/>
    </style:style>
    <style:style style:name="P15" style:family="paragraph" style:parent-style-name="Table_20_Contents">
      <style:text-properties officeooo:paragraph-rsid="0188399b"/>
    </style:style>
    <style:style style:name="P16" style:family="paragraph" style:parent-style-name="Adresse">
      <style:text-properties officeooo:paragraph-rsid="0188399b"/>
    </style:style>
    <style:style style:name="P17" style:family="paragraph" style:parent-style-name="Table_20_Contents">
      <style:text-properties officeooo:paragraph-rsid="0197c3a4"/>
    </style:style>
    <style:style style:name="P18" style:family="paragraph" style:parent-style-name="Standard">
      <style:paragraph-properties style:shadow="none">
        <style:tab-stops/>
      </style:paragraph-properties>
      <style:text-properties officeooo:paragraph-rsid="0174ad80"/>
    </style:style>
    <style:style style:name="P19" style:family="paragraph" style:parent-style-name="Standard" style:master-page-name="">
      <style:paragraph-properties style:page-number="auto" fo:break-before="auto" fo:break-after="auto" style:shadow="none">
        <style:tab-stops/>
      </style:paragraph-properties>
      <style:text-properties officeooo:paragraph-rsid="018c1bd9"/>
    </style:style>
    <style:style style:name="P20" style:family="paragraph" style:parent-style-name="Table_20_Heading">
      <style:paragraph-properties fo:text-align="center" style:justify-single-word="false"/>
      <style:text-properties officeooo:rsid="01145009" officeooo:paragraph-rsid="0174ad80"/>
    </style:style>
    <style:style style:name="P21" style:family="paragraph" style:parent-style-name="Table_20_Heading">
      <style:text-properties officeooo:rsid="014f6ed9" officeooo:paragraph-rsid="01ca0b28"/>
    </style:style>
    <style:style style:name="P22" style:family="paragraph" style:parent-style-name="Table_20_Heading">
      <style:text-properties officeooo:rsid="0127cd53" officeooo:paragraph-rsid="01ca0b28"/>
    </style:style>
    <style:style style:name="P23" style:family="paragraph" style:parent-style-name="Table_20_Heading">
      <style:text-properties officeooo:rsid="012765ed" officeooo:paragraph-rsid="01ca0b28"/>
    </style:style>
    <style:style style:name="P24" style:family="paragraph" style:parent-style-name="Text_20_body">
      <style:text-properties officeooo:paragraph-rsid="0135509c"/>
    </style:style>
    <style:style style:name="P25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26" style:family="paragraph" style:parent-style-name="Text_20_body">
      <style:text-properties officeooo:rsid="0158678a" officeooo:paragraph-rsid="0158678a" fo:background-color="#ff3333"/>
    </style:style>
    <style:style style:name="P27" style:family="paragraph" style:parent-style-name="Text_20_body">
      <style:text-properties officeooo:paragraph-rsid="01881773"/>
    </style:style>
    <style:style style:name="P28" style:family="paragraph" style:parent-style-name="Text_20_body">
      <style:text-properties officeooo:paragraph-rsid="018c1bd9"/>
    </style:style>
    <style:style style:name="P29" style:family="paragraph" style:parent-style-name="Small_20_new_20_line">
      <style:text-properties officeooo:paragraph-rsid="018c1bd9"/>
    </style:style>
    <style:style style:name="P30" style:family="paragraph" style:parent-style-name="Table_20_Header_20_center">
      <style:text-properties officeooo:paragraph-rsid="018c1bd9"/>
    </style:style>
    <style:style style:name="P31" style:family="paragraph" style:parent-style-name="Table_20_Main_20_Header">
      <style:text-properties officeooo:rsid="012e2494" officeooo:paragraph-rsid="01cc6a2d"/>
    </style:style>
    <style:style style:name="P32" style:family="paragraph" style:parent-style-name="Table_20_Main_20_Header">
      <style:text-properties officeooo:rsid="012f7344" officeooo:paragraph-rsid="01cc6a2d"/>
    </style:style>
    <style:style style:name="P33" style:family="paragraph" style:parent-style-name="Table_20_Main_20_Content_20_Left_20_Small">
      <style:text-properties fo:font-size="7pt" officeooo:paragraph-rsid="01cc6a2d" style:font-size-asian="7pt" style:font-size-complex="7pt"/>
    </style:style>
    <style:style style:name="P34" style:family="paragraph" style:parent-style-name="Table_20_Contents">
      <style:text-properties officeooo:paragraph-rsid="01ca0b28"/>
    </style:style>
    <style:style style:name="P35" style:family="paragraph" style:parent-style-name="Table_20_Heading">
      <style:text-properties officeooo:paragraph-rsid="01ca0b28"/>
    </style:style>
    <style:style style:name="P36" style:family="paragraph" style:parent-style-name="Table_20_Main_20_Content_20_Left">
      <style:text-properties officeooo:paragraph-rsid="01cc6a2d"/>
    </style:style>
    <style:style style:name="P37" style:family="paragraph" style:parent-style-name="Table_20_Main_20_Content_20_Right">
      <style:text-properties officeooo:paragraph-rsid="01cc6a2d"/>
    </style:style>
    <style:style style:name="P38" style:family="paragraph" style:parent-style-name="Table_20_Main_20_Header">
      <style:text-properties officeooo:paragraph-rsid="01cc6a2d"/>
    </style:style>
    <style:style style:name="P39" style:family="paragraph" style:parent-style-name="Text_20_body">
      <style:text-properties officeooo:paragraph-rsid="01cc6a2d"/>
    </style:style>
    <style:style style:name="P40" style:family="paragraph" style:parent-style-name="Adresse">
      <style:paragraph-properties fo:text-align="center" style:justify-single-word="false"/>
      <style:text-properties officeooo:rsid="01c694a7" officeooo:paragraph-rsid="01c694a7"/>
    </style:style>
    <style:style style:name="P41" style:family="paragraph" style:parent-style-name="Adresse">
      <style:text-properties officeooo:paragraph-rsid="01f4687c"/>
    </style:style>
    <style:style style:name="P42" style:family="paragraph" style:parent-style-name="Standard">
      <style:text-properties officeooo:paragraph-rsid="0174ad80"/>
    </style:style>
    <style:style style:name="P43" style:family="paragraph" style:parent-style-name="Table_20_Contents">
      <style:text-properties fo:font-weight="bold" officeooo:rsid="01f3123c" style:font-weight-asian="bold" style:font-weight-complex="bold"/>
    </style:style>
    <style:style style:name="P44" style:family="paragraph" style:parent-style-name="Table_20_Contents">
      <style:text-properties officeooo:rsid="01ed1146" officeooo:paragraph-rsid="01ca0b28"/>
    </style:style>
    <style:style style:name="P45" style:family="paragraph" style:parent-style-name="Heading_20_1">
      <style:text-properties officeooo:paragraph-rsid="01f801a6"/>
    </style:style>
    <style:style style:name="P46" style:family="paragraph" style:parent-style-name="Heading_20_1">
      <style:text-properties officeooo:paragraph-rsid="01762afc"/>
    </style:style>
    <style:style style:name="P4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0pt" officeooo:rsid="002763ae" officeooo:paragraph-rsid="01f4687c" style:font-size-asian="8.75pt" style:font-size-complex="10pt"/>
    </style:style>
    <style:style style:name="P49" style:family="paragraph" style:parent-style-name="Table_20_Contents">
      <style:text-properties officeooo:rsid="01fbd68e" officeooo:paragraph-rsid="01ca0b28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11pt" officeooo:rsid="002763ae" style:font-size-asian="11pt" style:font-size-complex="11pt"/>
    </style:style>
    <style:style style:name="T3" style:family="text">
      <style:text-properties style:font-name="Arial" fo:font-size="11pt" officeooo:rsid="0182d59a" style:font-size-asian="11pt" style:font-size-complex="11pt"/>
    </style:style>
    <style:style style:name="T4" style:family="text">
      <style:text-properties style:font-name="Arial" fo:font-size="11pt" officeooo:rsid="01f59e46" style:font-size-asian="11pt" style:font-size-complex="11pt"/>
    </style:style>
    <style:style style:name="T5" style:family="text">
      <style:text-properties style:font-name="Arial" officeooo:rsid="012e50a9"/>
    </style:style>
    <style:style style:name="T6" style:family="text">
      <style:text-properties officeooo:rsid="01f801a6" fo:background-color="#ff3333" loext:char-shading-value="0"/>
    </style:style>
    <style:style style:name="T7" style:family="text">
      <style:text-properties officeooo:rsid="002763ae"/>
    </style:style>
    <style:style style:name="T8" style:family="text">
      <style:text-properties officeooo:rsid="0127cd53"/>
    </style:style>
    <style:style style:name="T9" style:family="text">
      <style:text-properties officeooo:rsid="014f6ed9"/>
    </style:style>
    <style:style style:name="T10" style:family="text">
      <style:text-properties officeooo:rsid="01567cff"/>
    </style:style>
    <style:style style:name="T11" style:family="text">
      <style:text-properties officeooo:rsid="0158678a"/>
    </style:style>
    <style:style style:name="T12" style:family="text">
      <style:text-properties officeooo:rsid="0164a34f"/>
    </style:style>
    <style:style style:name="T13" style:family="text">
      <style:text-properties officeooo:rsid="01653b2d"/>
    </style:style>
    <style:style style:name="T14" style:family="text">
      <style:text-properties officeooo:rsid="00d936c0"/>
    </style:style>
    <style:style style:name="T15" style:family="text">
      <style:text-properties officeooo:rsid="01881773"/>
    </style:style>
    <style:style style:name="T16" style:family="text">
      <style:text-properties officeooo:rsid="0199d040"/>
    </style:style>
    <style:style style:name="T17" style:family="text">
      <style:text-properties officeooo:rsid="019cd556"/>
    </style:style>
    <style:style style:name="T18" style:family="text">
      <style:text-properties officeooo:rsid="01a3704b"/>
    </style:style>
    <style:style style:name="T19" style:family="text">
      <style:text-properties officeooo:rsid="01a72e55"/>
    </style:style>
    <style:style style:name="T20" style:family="text">
      <style:text-properties officeooo:rsid="01aac146"/>
    </style:style>
    <style:style style:name="T21" style:family="text">
      <style:text-properties officeooo:rsid="01abe831"/>
    </style:style>
    <style:style style:name="T22" style:family="text">
      <style:text-properties officeooo:rsid="01b27a0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1eba491" style:font-weight-asian="bold" style:font-weight-complex="bold"/>
    </style:style>
    <style:style style:name="T25" style:family="text">
      <style:text-properties fo:font-size="10pt" officeooo:rsid="002763ae" style:font-size-asian="8.75pt" style:font-size-complex="10pt"/>
    </style:style>
    <style:style style:name="T26" style:family="text">
      <style:text-properties fo:font-size="10pt" officeooo:rsid="017a2d46" style:font-size-asian="10pt" style:font-size-complex="10pt"/>
    </style:style>
    <style:style style:name="T27" style:family="text">
      <style:text-properties officeooo:rsid="01f59e46"/>
    </style:style>
    <style:style style:name="T28" style:family="text">
      <style:text-properties officeooo:rsid="01f801a6"/>
    </style:style>
    <style:style style:name="T29" style:family="text">
      <style:text-properties officeooo:rsid="01f801a6" fo:background-color="transparent" loext:char-shading-value="0"/>
    </style:style>
    <style:style style:name="T30" style:family="text"/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[company_email]" text:name="py3o.objects.company_id.email"/>
        <text:user-field-decl office:value-type="string" office:string-value="[company_phone]" text:name="py3o.objects.company_id.phone"/>
        <text:user-field-decl office:value-type="string" office:string-value="[company_vat]" text:name="py3o.objects.company_id.vat"/>
        <text:user-field-decl office:value-type="string" office:string-value="[company_website]" text:name="py3o.objects.company_id.website"/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[state]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Incoterms" text:name="py3o.o.incoterms_id.name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L UoM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L Product Display Name" text:name="py3o.l.product_id.display_name"/>
        <text:user-field-decl office:value-type="string" office:string-value="L Location Display Name" text:name="py3o.l.location_id.display_name"/>
        <text:user-field-decl office:value-type="string" office:string-value="L Lot Name" text:name="py3o.l.lot_name"/>
        <text:user-field-decl office:value-type="string" office:string-value="L Lot_id Display Name" text:name="py3o.l.lot_id.display_name"/>
        <text:user-field-decl office:value-type="string" office:string-value="Product Code" text:name="py3o.l.product_id.default_code"/>
        <text:user-field-decl office:value-type="string" office:string-value="State" text:name="py3o.state"/>
      </text:user-field-decls>
      <text:p text:style-name="P47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8"><text:a xlink:type="simple" xlink:href="py3o://with=%22lang=user.lang%20or%20'pt_BR'%22" text:style-name="Internet_20_link" text:visited-style-name="Visited_20_Internet_20_Link"><text:span text:style-name="T4">with="lang=user.lang or 'pt_BR'"</text:span></text:a></text:p>
      <text:p text:style-name="P42"><text:a xlink:type="simple" xlink:href="py3o://with=%22o=obj.with_context(lang=lang)%22" text:style-name="Internet_20_link" text:visited-style-name="Visited_20_Internet_20_Link"><text:span text:style-name="T14">with="o=obj.with_context(lang=lang)"</text:span></text:a></text:p>
      <text:p text:style-name="P14"><text:a xlink:type="simple" xlink:href="py3o://with=%22state=(o.state%20==%20'draft'%20and%20(lang=='pt_BR'%20and%20'Rascunho'%20or%20'Draft'))%20or%20(o.state%20==%20'waiting'%20and%20(lang=='pt_BR'%20and%20'Aguardando%20outra%20operação'%20or%20'Waiting'))%20or%20(o.state%20==%20'confirmed'%20and%20(lang=='pt_BR'%20and%20'aguardando'%20or%20'Confirmed'))%20or%20(o.state%20==%20'assigned'%20and%20(lang=='pt_BR'%20and%20'Pronto'%20or%20'Assigned'))%20or%20(o.state%20==%20'done'%20and%20(lang=='pt_BR'%20and%20'Concluído'%20or%20'Done'))%20or%20(o.state%20==%20'cancel'%20and%20(lang=='pt_BR'%20and%20'Cancelado'%20or%20'Cancel'))%22" text:style-name="Internet_20_link" text:visited-style-name="Visited_20_Internet_20_Link"><text:span text:style-name="T28">with="state=(o.state == 'draft' and (lang=='pt_BR' and 'Rascunho' or 'Draft')) or (o.state == 'waiting' and (lang=='pt_BR' and 'Aguardando outra operação' or 'Waiting')) or (o.state == 'confirmed' and (lang=='pt_BR' and 'aguardando' or 'Confirmed')) or (o.state == 'assigned' and (lang=='pt_BR' and 'Pronto' or 'Assigned')) or (o.state == 'done' and (lang=='pt_BR' and 'Concluído' or 'Done')) or (o.state == 'cancel' and (lang=='pt_BR' and 'Cancelado' or 'Cancel'))"</text:span></text:a></text:p>
      <text:p text:style-name="P13"><text:a xlink:type="simple" xlink:href="py3o://with=%22doc_name=o.picking_type_code%20==%20'incoming'%20and%20(lang=='pt_BR'%20and%20'Separação%20de%20Entrada'%20or%20'Incoming%20Picking')%20or%20(lang=='pt_BR'%20and%20'Separação'%20or%20'Picking')%22" text:style-name="Internet_20_link" text:visited-style-name="Visited_20_Internet_20_Link"><text:span text:style-name="T27">with="doc_name=o.picking_type_code == 'incoming' and (lang=='pt_BR' and 'Separação de Entrada' or 'Incoming Picking') or (lang=='pt_BR' and 'Separação' or 'Picking')"</text:span></text:a></text:p>
      <text:p text:style-name="P12"><text:a xlink:type="simple" xlink:href="py3o://if=%22o.state%20!=%20'assigned'%22" text:style-name="Internet_20_link" text:visited-style-name="Visited_20_Internet_20_Link"><text:span text:style-name="T12">if="o.state != 'assigned'"</text:span></text:a></text:p>
      <text:h text:style-name="P45" text:outline-level="1"><text:user-field-get text:name="py3o.doc_name">Document Name</text:user-field-get><text:s/><text:span text:style-name="T6"><text:user-field-get text:name="py3o.state">State</text:user-field-get></text:span><text:span text:style-name="T29"><text:s/></text:span><text:user-field-get text:name="py3o.o.name">Picking Number</text:user-field-get></text:h>
      <text:p text:style-name="P12"><text:a xlink:type="simple" xlink:href="py3o:///if" text:style-name="Internet_20_link" text:visited-style-name="Visited_20_Internet_20_Link"><text:span text:style-name="T2">/if</text:span></text:a></text:p>
      <text:p text:style-name="P12"><text:a xlink:type="simple" xlink:href="py3o://if=%22o.state%20==%20'assigned'%22" text:style-name="Internet_20_link" text:visited-style-name="Visited_20_Internet_20_Link"><text:span text:style-name="T13">if="o.state == 'assigned'"</text:span></text:a></text:p>
      <text:h text:style-name="P46" text:outline-level="1"><text:span text:style-name="T10"><text:user-field-get text:name="py3o.doc_name">Document Name</text:user-field-get></text:span><text:span text:style-name="T10"><text:s/></text:span><text:span text:style-name="T10"><text:user-field-get text:name="py3o.o.name">Picking Number</text:user-field-get></text:span></text:h>
      <text:p text:style-name="P5"><text:a xlink:type="simple" xlink:href="py3o:///if" text:style-name="Internet_20_link" text:visited-style-name="Visited_20_Internet_20_Link"><text:span text:style-name="T7">/if</text:span></text:a></text:p>
      <text:p text:style-name="P6"><text:a xlink:type="simple" xlink:href="py3o:///with" text:style-name="Internet_20_link" text:visited-style-name="Visited_20_Internet_20_Link"><text:span text:style-name="T15">/with</text:span></text:a></text:p>
      <text:p text:style-name="P6"/>
      <text:p text:style-name="P41"><text:a xlink:type="simple" xlink:href="py3o://if=%22o.partner_id%22" text:style-name="Internet_20_link" text:visited-style-name="Visited_20_Internet_20_Link"><text:span text:style-name="T26">if="o.partner_id"</text:span></text:a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0"><text:text-input text:description="py3o://function=&quot;lang=='pt_BR' and 'Endereço' or 'Address'&quot;">Address</text:text-input></text:p>
          </table:table-cell>
        </table:table-row>
        <table:table-row>
          <table:table-cell table:style-name="Tableau1.A2" office:value-type="string">
            <text:p text:style-name="P16"/>
            <text:p text:style-name="P40"><text:text-input text:description="py3o://function=&quot;format_multiline_value(o.partner_id.contact_address)&quot;">[o.partner_id.contact_address]</text:text-input></text:p>
            <text:p text:style-name="P15"/>
          </table:table-cell>
        </table:table-row>
      </table:table>
      <text:p text:style-name="P7"><text:a xlink:type="simple" xlink:href="py3o:///if" text:style-name="Internet_20_link" text:visited-style-name="Visited_20_Internet_20_Link"><text:span text:style-name="T25">/if</text:span></text:a></text:p>
      <text:p text:style-name="P48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able:table table:name="Tabela2" table:style-name="Tabela2">
              <table:table-column table:style-name="Tabela2.A"/>
              <table:table-column table:style-name="Tabela2.B"/>
              <table:table-row table:style-name="Tabela2.1">
                <table:table-cell table:style-name="Tabela2.A1" office:value-type="string">
                  <text:p text:style-name="P35"><text:text-input text:description="py3o://function=&quot;lang=='pt_BR' and 'Data Efetiva' or 'Effective Date'&quot;">Effective Date</text:text-input></text:p>
                </table:table-cell>
                <table:table-cell table:style-name="Tabela2.B1" office:value-type="string">
                  <text:p text:style-name="P49"><text:text-input text:description="py3o://function=&quot;o_format_date(o.date_done, lang_code=lang)&quot;">o.date_done</text:text-input></text:p>
                </table:table-cell>
              </table:table-row>
              <table:table-row>
                <table:table-cell table:style-name="Tabela2.A1" office:value-type="string">
                  <text:p text:style-name="P23"><text:text-input text:description="py3o://function=&quot;lang=='pt_BR' and 'Data Agendada' or 'Scheduled Date'&quot;">Scheduled Date</text:text-input></text:p>
                </table:table-cell>
                <table:table-cell table:style-name="Tabela2.B2" office:value-type="string">
                  <text:p text:style-name="P34"><text:text-input text:description="py3o://function=&quot;o_format_date(o.scheduled_date, lang_code=lang)&quot;">o.scheduled_date</text:text-input></text:p>
                </table:table-cell>
              </table:table-row>
              <table:table-row>
                <table:table-cell table:style-name="Tabela2.A1" office:value-type="string">
                  <text:p text:style-name="P35"><text:a xlink:type="simple" xlink:href="py3o://if=%22o.origin%22" text:style-name="Internet_20_link" text:visited-style-name="Visited_20_Internet_20_Link"><text:span text:style-name="T8">if="o.origin"</text:span></text:a></text:p>
                </table:table-cell>
                <table:table-cell table:style-name="Tabela2.B3" office:value-type="string">
                  <text:p text:style-name="P34"/>
                </table:table-cell>
              </table:table-row>
              <table:table-row>
                <table:table-cell table:style-name="Tabela2.A1" office:value-type="string">
                  <text:p text:style-name="P22"><text:text-input text:description="py3o://function=&quot;lang=='pt_BR' and 'Pedido' or 'Order Reference'&quot;">Order Reference</text:text-input></text:p>
                </table:table-cell>
                <table:table-cell table:style-name="Tabela2.B4" office:value-type="string">
                  <text:p text:style-name="P34"><text:user-field-get text:name="py3o.o.origin">Origin</text:user-field-get></text:p>
                </table:table-cell>
              </table:table-row>
              <table:table-row>
                <table:table-cell table:style-name="Tabela2.A1" office:value-type="string">
                  <text:p text:style-name="P35"><text:a xlink:type="simple" xlink:href="py3o:///if" text:style-name="Internet_20_link" text:visited-style-name="Visited_20_Internet_20_Link">/if</text:a></text:p>
                </table:table-cell>
                <table:table-cell table:style-name="Tabela2.B5" office:value-type="string">
                  <text:p text:style-name="P34"/>
                </table:table-cell>
              </table:table-row>
              <table:table-row>
                <table:table-cell table:style-name="Tabela2.A1" office:value-type="string">
                  <text:p text:style-name="P35"><text:a xlink:type="simple" xlink:href="py3o://if=%22o.backorder_id%22" text:style-name="Internet_20_link" text:visited-style-name="Visited_20_Internet_20_Link"><text:span text:style-name="T9">if="o.backorder_id"</text:span></text:a></text:p>
                </table:table-cell>
                <table:table-cell table:style-name="Tabela2.B6" office:value-type="string">
                  <text:p text:style-name="P34"/>
                </table:table-cell>
              </table:table-row>
              <table:table-row>
                <table:table-cell table:style-name="Tabela2.A1" office:value-type="string">
                  <text:p text:style-name="P21"><text:text-input text:description="py3o://function=&quot;lang=='pt_BR' and 'Pedido pendente de' or 'Backorder of'&quot;">Backorder of</text:text-input></text:p>
                </table:table-cell>
                <table:table-cell table:style-name="Tabela2.B7" office:value-type="string">
                  <text:p text:style-name="P34"><text:user-field-get text:name="py3o.o.backorder_id.name">Backorder number</text:user-field-get></text:p>
                </table:table-cell>
              </table:table-row>
              <table:table-row>
                <table:table-cell table:style-name="Tabela2.A1" office:value-type="string">
                  <text:p text:style-name="P35"><text:a xlink:type="simple" xlink:href="py3o:///if" text:style-name="Internet_20_link" text:visited-style-name="Visited_20_Internet_20_Link">/if</text:a></text:p>
                </table:table-cell>
                <table:table-cell table:style-name="Tabela2.B8" office:value-type="string">
                  <text:p text:style-name="P34"/>
                </table:table-cell>
              </table:table-row>
              <table:table-row>
                <table:table-cell table:style-name="Tabela2.A1" office:value-type="string">
                  <text:p text:style-name="Table_20_Contents"><text:a xlink:type="simple" xlink:href="py3o://if=%22o.state%22" text:style-name="Internet_20_link" text:visited-style-name="Visited_20_Internet_20_Link"><text:span text:style-name="T24">if="o.state"</text:span></text:a></text:p>
                </table:table-cell>
                <table:table-cell table:style-name="Tabela2.B9" office:value-type="string">
                  <text:p text:style-name="P34"/>
                </table:table-cell>
              </table:table-row>
              <table:table-row>
                <table:table-cell table:style-name="Tabela2.A1" office:value-type="string">
                  <text:p text:style-name="P43"><text:text-input text:description="py3o://function=&quot;lang=='pt_BR' and 'Status' or 'State'&quot;">State</text:text-input></text:p>
                </table:table-cell>
                <table:table-cell table:style-name="Tabela2.B10" office:value-type="string">
                  <text:p text:style-name="P44"><text:user-field-get text:name="py3o.state">State</text:user-field-get></text:p>
                </table:table-cell>
              </table:table-row>
              <table:table-row>
                <table:table-cell table:style-name="Tabela2.A1" office:value-type="string">
                  <text:p text:style-name="Table_20_Contents"><text:a xlink:type="simple" xlink:href="py3o:///if" text:style-name="Internet_20_link" text:visited-style-name="Visited_20_Internet_20_Link"><text:span text:style-name="T23">/if</text:span></text:a></text:p>
                </table:table-cell>
                <table:table-cell table:style-name="Tabela2.B11" office:value-type="string">
                  <text:p text:style-name="P34"/>
                </table:table-cell>
              </table:table-row>
            </table:table>
            <text:p text:style-name="P9"/>
          </table:table-cell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4"/>
          </table:table-cell>
        </table:table-row>
      </table:table>
      <text:p text:style-name="P8"><text:a xlink:type="simple" xlink:href="py3o:///with" text:style-name="Internet_20_link" text:visited-style-name="Visited_20_Internet_20_Link"><text:span text:style-name="T15">/with</text:span></text:a></text:p>
      <text:p text:style-name="P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header-rows>
          <table:table-row table:style-name="Tabela3.1">
            <table:table-cell table:style-name="Tabela3.A1" office:value-type="string">
              <text:p text:style-name="P31"><text:text-input text:description="py3o://function=&quot;lang=='pt_BR' and 'Código' or 'Code'&quot;">Code</text:text-input></text:p>
            </table:table-cell>
            <table:table-cell table:style-name="Tabela3.A1" office:value-type="string">
              <text:p text:style-name="P31"><text:text-input text:description="py3o://function=&quot;lang=='pt_BR' and 'Produto' or 'Product'&quot;">Product</text:text-input></text:p>
            </table:table-cell>
            <table:table-cell table:style-name="Tabela3.A1" table:number-columns-spanned="2" office:value-type="string">
              <text:p text:style-name="P38"><text:text-input text:description="py3o://function=&quot;lang=='pt_BR' and 'Qtd' or 'Qty'&quot;">Qty</text:text-input></text:p>
            </table:table-cell>
            <table:covered-table-cell/>
            <table:table-cell table:style-name="Tabela3.A1" office:value-type="string">
              <text:p text:style-name="P38"><text:text-input text:description="py3o://function=&quot;(o.picking_type_id.code == 'incoming' and (lang=='pt_BR' and 'Destino' or 'Destination')) or (lang=='pt_BR' and 'Origem' or 'Source')&quot;">Destination/Source</text:text-input></text:p>
            </table:table-cell>
            <table:table-cell table:style-name="Tabela3.F1" office:value-type="string">
              <text:p text:style-name="P32"><text:text-input text:description="py3o://function=&quot;lang=='pt_BR' and 'N° de Lote' or 'Lot Number'&quot;">Lot Number</text:text-input></text:p>
            </table:table-cell>
          </table:table-row>
        </table:table-header-rows>
        <table:table-row table:style-name="Tabela3.1">
          <table:table-cell table:style-name="Tabela3.A2" office:value-type="string">
            <text:p text:style-name="P36"/>
          </table:table-cell>
          <table:table-cell table:style-name="Tabela3.B2" office:value-type="string">
            <text:p text:style-name="P36"><text:a xlink:type="simple" xlink:href="py3o://for=%22move%20in%20o.move_ids_without_package%22" text:style-name="Internet_20_link" text:visited-style-name="Visited_20_Internet_20_Link"><text:span text:style-name="T22">for="move in o.move_ids_without_package"</text:span></text:a></text:p>
          </table:table-cell>
          <table:table-cell table:style-name="Tabela3.C2" office:value-type="string">
            <text:p text:style-name="P36"/>
          </table:table-cell>
          <table:table-cell table:style-name="Tabela3.D2" office:value-type="string">
            <text:p text:style-name="P36"/>
          </table:table-cell>
          <table:table-cell table:style-name="Tabela3.E2" office:value-type="string">
            <text:p text:style-name="P36"/>
          </table:table-cell>
          <table:table-cell table:style-name="Tabela3.F2" office:value-type="string">
            <text:p text:style-name="P36"/>
          </table:table-cell>
        </table:table-row>
        <table:table-row table:style-name="Tabela3.1">
          <table:table-cell table:style-name="Tabela3.A3" office:value-type="string">
            <text:p text:style-name="P36"/>
          </table:table-cell>
          <table:table-cell table:style-name="Tabela3.B2" office:value-type="string">
            <text:p text:style-name="P36"><text:a xlink:type="simple" xlink:href="py3o://for=%22l%20in%20move.move_line_ids.sorted(key=lambda%20ml:%20ml.location_id.id)%22" text:style-name="Internet_20_link" text:visited-style-name="Visited_20_Internet_20_Link"><text:span text:style-name="T22">for="l in move.move_line_ids.sorted(key=lambda ml: ml.location_id.id)"</text:span></text:a></text:p>
          </table:table-cell>
          <table:table-cell table:style-name="Tabela3.C3" office:value-type="string">
            <text:p text:style-name="P36"/>
          </table:table-cell>
          <table:table-cell table:style-name="Tabela3.D3" office:value-type="string">
            <text:p text:style-name="P36"/>
          </table:table-cell>
          <table:table-cell table:style-name="Tabela3.E3" office:value-type="string">
            <text:p text:style-name="P36"/>
          </table:table-cell>
          <table:table-cell table:style-name="Tabela3.F3" office:value-type="string">
            <text:p text:style-name="P36"/>
          </table:table-cell>
        </table:table-row>
        <text:soft-page-break/>
        <table:table-row table:style-name="Tabela3.1">
          <table:table-cell table:style-name="Tabela3.A4" office:value-type="string">
            <text:p text:style-name="P36"><text:user-field-get text:name="py3o.l.product_id.default_code">Product Code</text:user-field-get></text:p>
          </table:table-cell>
          <table:table-cell table:style-name="Tabela3.B4" office:value-type="string">
            <text:p text:style-name="P36"><text:text-input text:description="py3o://function=&quot;l.with_context(display_default_code=False).product_id.display_name&quot;">[product.display_name]</text:text-input></text:p>
            <text:p text:style-name="P36"><text:a xlink:type="simple" xlink:href="py3o://if=%22l.product_id.description_picking%22" text:style-name="Internet_20_link" text:visited-style-name="Visited_20_Internet_20_Link"><text:span text:style-name="T16">if="l.product_id.description_picking"</text:span></text:a></text:p>
            <text:p text:style-name="P36"><text:text-input text:description="py3o://function=&quot;format_multiline_value(l.product_id.description_picking)&quot;">[l.product_id.description_picking]</text:text-input></text:p>
            <text:p text:style-name="P36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ela3.C4" office:value-type="string">
            <text:p text:style-name="P37"><text:a xlink:type="simple" xlink:href="py3o://function=%22o_format_lang(o.state%20==%20'done'%20and%20l.qty_done%20or%20l.product_uom_qty,%20dp='Product%20Unit%20of%20Measure',%20lang_code=lang)%22" text:style-name="Internet_20_link" text:visited-style-name="Visited_20_Internet_20_Link"><text:span text:style-name="T17">function="o_format_lang(o.state == 'done' and l.qty_done or l.product_uom_qty, dp='Product Unit of Measure', lang_code=lang)"</text:span></text:a></text:p>
          </table:table-cell>
          <table:table-cell table:style-name="Tabela3.D4" office:value-type="string">
            <text:p text:style-name="P33"><text:user-field-get text:name="py3o.l.product_uom_id.name">L UoM</text:user-field-get></text:p>
          </table:table-cell>
          <table:table-cell table:style-name="Tabela3.E4" office:value-type="string">
            <text:p text:style-name="P36"><text:a xlink:type="simple" xlink:href="py3o://function=%22o.picking_type_id.code%20==%20'incoming'%20and%20l.location_dest_id.display_name%20or%20l.location_id.display_name%22" text:style-name="Internet_20_link" text:visited-style-name="Visited_20_Internet_20_Link"><text:span text:style-name="T20">function="o.picking_type_id.code == 'incoming' and l.location_dest_id.display_name or l.location_id.display_name"</text:span></text:a></text:p>
          </table:table-cell>
          <table:table-cell table:style-name="Tabela3.F4" office:value-type="string">
            <text:p text:style-name="P36"><text:a xlink:type="simple" xlink:href="py3o://function=%22l.lot_id%20and%20l.lot_id.display_name%20or%20(l.lot_name%20or%20'')%22" text:style-name="Internet_20_link" text:visited-style-name="Visited_20_Internet_20_Link"><text:span text:style-name="T21">function="l.lot_id and l.lot_id.display_name or (l.lot_name or '')"</text:span></text:a></text:p>
          </table:table-cell>
        </table:table-row>
        <table:table-row table:style-name="Tabela3.1">
          <table:table-cell table:style-name="Tabela3.A5" office:value-type="string">
            <text:p text:style-name="P36"/>
          </table:table-cell>
          <table:table-cell table:style-name="Tabela3.B5" office:value-type="string">
            <text:p text:style-name="P36"><text:a xlink:type="simple" xlink:href="py3o:///for" text:style-name="Internet_20_link" text:visited-style-name="Visited_20_Internet_20_Link">/for</text:a></text:p>
          </table:table-cell>
          <table:table-cell table:style-name="Tabela3.C5" office:value-type="string">
            <text:p text:style-name="P36"/>
          </table:table-cell>
          <table:table-cell table:style-name="Tabela3.D5" office:value-type="string">
            <text:p text:style-name="P36"/>
          </table:table-cell>
          <table:table-cell table:style-name="Tabela3.E5" office:value-type="string">
            <text:p text:style-name="P36"/>
          </table:table-cell>
          <table:table-cell table:style-name="Tabela3.F5" office:value-type="string">
            <text:p text:style-name="P36"/>
          </table:table-cell>
        </table:table-row>
        <table:table-row table:style-name="Tabela3.1">
          <table:table-cell table:style-name="Tabela3.A6" office:value-type="string">
            <text:p text:style-name="P36"/>
          </table:table-cell>
          <table:table-cell table:style-name="Tabela3.B6" office:value-type="string">
            <text:p text:style-name="P36"><text:a xlink:type="simple" xlink:href="py3o:///for" text:style-name="Internet_20_link" text:visited-style-name="Visited_20_Internet_20_Link">/for</text:a></text:p>
          </table:table-cell>
          <table:table-cell table:style-name="Tabela3.C6" office:value-type="string">
            <text:p text:style-name="P36"/>
          </table:table-cell>
          <table:table-cell table:style-name="Tabela3.D6" office:value-type="string">
            <text:p text:style-name="P36"/>
          </table:table-cell>
          <table:table-cell table:style-name="Tabela3.E6" office:value-type="string">
            <text:p text:style-name="P36"/>
          </table:table-cell>
          <table:table-cell table:style-name="Tabela3.F6" office:value-type="string">
            <text:p text:style-name="P36"/>
          </table:table-cell>
        </table:table-row>
      </table:table>
      <text:p text:style-name="P39"/>
      <text:p text:style-name="P19"><text:a xlink:type="simple" xlink:href="py3o://if=%22o.note%22" text:style-name="Internet_20_link" text:visited-style-name="Visited_20_Internet_20_Link"><text:span text:style-name="T5">if="o.note"</text:span></text:a></text:p>
      <text:p text:style-name="P2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0"><text:text-input text:description="py3o://function=&quot;lang=='pt_BR' and 'Notas' or 'Notes'&quot;">Notes</text:text-input></text:p>
          </table:table-cell>
          <table:table-cell table:style-name="Tableau7.B1" office:value-type="string">
            <text:p text:style-name="P17"><text:text-input text:description="py3o://function=&quot;format_multiline_value(o.note)&quot;">[o.note]</text:text-input></text:p>
          </table:table-cell>
        </table:table-row>
      </table:table>
      <text:p text:style-name="P28"><text:a xlink:type="simple" xlink:href="py3o:///if" text:style-name="Internet_20_link" text:visited-style-name="Visited_20_Internet_20_Link">/if</text:a></text:p>
      <text:p text:style-name="P24"><text:a xlink:type="simple" xlink:href="py3o://if=%22o.state%20in%20['draft',%20'waiting',%20'confirmed']%20or%20o.move_lines.filtered(lambda%20x:%20x.product_uom_qty%20!=%20x.reserved_availability%20and%20x.move_line_ids%20and%20x.state!='done')%22" text:style-name="Internet_20_link" text:visited-style-name="Visited_20_Internet_20_Link"><text:span text:style-name="T19">if="o.state in ['draft', 'waiting', 'confirmed'] or o.move_lines.filtered(lambda x: x.product_uom_qty != x.reserved_availability and x.move_line_ids and x.state!='done')"</text:span></text:a></text:p>
      <text:p text:style-name="Small_20_new_20_line"/>
      <text:p text:style-name="P26"><text:span text:style-name="T18">All products could not be reserved. </text:span>Click on the « <text:span text:style-name="T18">Check Availability</text:span> » <text:span text:style-name="T18">button to try to reserve button</text:span>.</text:p>
      <text:p text:style-name="P24"><text:a xlink:type="simple" xlink:href="py3o:///if" text:style-name="Internet_20_link" text:visited-style-name="Visited_20_Internet_20_Link"><text:span text:style-name="T11">/if</text:span></text:a></text:p>
      <text:p text:style-name="P25"/>
      <text:p text:style-name="P24"><text:a xlink:type="simple" xlink:href="py3o:///with" text:style-name="Internet_20_link" text:visited-style-name="Visited_20_Internet_20_Link"><text:span text:style-name="T15">/with</text:span></text:a></text:p>
      <text:p text:style-name="P27"><text:a xlink:type="simple" xlink:href="py3o:///with" text:style-name="Internet_20_link" text:visited-style-name="Visited_20_Internet_20_Link"><text:span text:style-name="T15">/with</text:span></text:a></text:p>
      <text:p text:style-name="P24"><text:a xlink:type="simple" xlink:href="py3o:///for" text:style-name="Internet_20_link" text:visited-style-name="Visited_20_Internet_20_Link"><text:span text:style-name="T15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 style:may-break-between-rows="false"/>
    </style:style>
    <style:style style:name="Tableau12.A" style:family="table-column">
      <style:table-column-properties style:column-width="4.796cm" style:rel-column-width="2719*"/>
    </style:style>
    <style:style style:name="Tableau12.B" style:family="table-column">
      <style:table-column-properties style:column-width="14.804cm" style:rel-column-width="8393*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10pt" officeooo:rsid="000d9e36" officeooo:paragraph-rsid="01d17dbb" style:font-size-asian="10pt" style:font-size-complex="10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P4" style:family="paragraph" style:parent-style-name="Header">
      <style:paragraph-properties fo:text-align="center" style:justify-single-word="false"/>
      <style:text-properties officeooo:paragraph-rsid="01d17dbb"/>
    </style:style>
    <style:style style:name="MT1" style:family="text">
      <style:text-properties style:font-name="arial" fo:font-size="8pt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objects[0]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objects.company_id.partner_id.contact_address)&quot;">[header_company]</text:text-input></text:p>
            </table:table-cell>
          </table:table-row>
        </table:table>
        <text:p text:style-name="MP3"/>
      </style:header>
      <style:footer>
        <text:user-field-decls>
          <text:user-field-decl office:value-type="string" office:string-value="[company_email]" text:name="py3o.objects.company_id.email"/>
          <text:user-field-decl office:value-type="string" office:string-value="[company_phone]" text:name="py3o.objects.company_id.phone"/>
          <text:user-field-decl office:value-type="string" office:string-value="[company_vat]" text:name="py3o.objects.company_id.vat"/>
          <text:user-field-decl office:value-type="string" office:string-value="[company_website]" text:name="py3o.objects.company_id.website"/>
        </text:user-field-decls>
        <text:p text:style-name="MP4"><text:span text:style-name="MT1"><text:user-field-get text:name="py3o.objects.company_id.phone">[company_phone]</text:user-field-get></text:span><text:span text:style-name="MT1"><text:s/></text:span><text:span text:style-name="MT1"><text:user-field-get text:name="py3o.objects.company_id.email">[company_email]</text:user-field-get></text:span><text:span text:style-name="MT1"><text:s/></text:span><text:span text:style-name="MT1"><text:user-field-get text:name="py3o.objects.company_id.website">[company_website]</text:user-field-get></text:span><text:span text:style-name="MT1"><text:s/>CNPJ/CPF: </text:span><text:span text:style-name="MT1"><text:user-field-get text:name="py3o.objects.company_id.vat">[company_vat]</text:user-field-get></text:span></text:p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2T23:20:40.667682566</meta:creation-date>
    <dc:date>2024-08-06T20:44:51.000345264</dc:date>
    <meta:editing-duration>P1DT3H59M12S</meta:editing-duration>
    <meta:editing-cycles>460</meta:editing-cycles>
    <meta:generator>LibreOffice/7.3.7.2$Linux_X86_64 LibreOffice_project/30$Build-2</meta:generator>
    <meta:document-statistic meta:table-count="6" meta:image-count="0" meta:object-count="0" meta:page-count="3" meta:paragraph-count="65" meta:word-count="270" meta:character-count="2107" meta:non-whitespace-character-count="1939"/>
  </office:meta>
</office:document-meta>
</file>